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urls.txt" style:family="table">
      <style:table-properties style:width="6.75in" fo:margin-left="0in" table:align="left" style:shadow="none"/>
    </style:style>
    <style:style style:name="urls.txt.A" style:family="table-column">
      <style:table-column-properties style:column-width="6.75in"/>
    </style:style>
    <style:style style:name="urls.txt.A1" style:family="table-cell">
      <style:table-cell-properties fo:background-color="transparent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4pt" fo:font-weight="bold" officeooo:rsid="00005816" officeooo:paragraph-rsid="0000581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de84" officeooo:paragraph-rsid="0001de8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1de84" officeooo:paragraph-rsid="0009770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1de84" officeooo:paragraph-rsid="000c6ca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1de84" officeooo:paragraph-rsid="001169b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1de84" officeooo:paragraph-rsid="001840f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officeooo:rsid="00005816" officeooo:paragraph-rsid="00005816" style:font-size-asian="16pt" style:font-size-complex="16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0581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1de8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9770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c6ca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1169b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1840f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6609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7f2b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9770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c6ca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d278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169b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353a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840f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7f98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f2b3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7f2b3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8d69b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d2780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353a8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1de84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9770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c6ca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1169ba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1840f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a9f71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4637a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8d69b" officeooo:paragraph-rsid="0008d69b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070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e751e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9770a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2c32a" officeooo:paragraph-rsid="0002c32a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77f98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4793e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fd82c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a9f71" officeooo:paragraph-rsid="000a9f71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c6cad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d2780" officeooo:paragraph-rsid="000d2780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e751e" officeooo:paragraph-rsid="000e751e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353a8" officeooo:paragraph-rsid="001353a8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353a8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840f0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a0a07" officeooo:paragraph-rsid="001a0a07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05816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9770a" style:font-size-asian="16pt" style:font-size-complex="16pt"/>
    </style:style>
    <style:style style:name="P119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c6cad" style:font-size-asian="16pt" style:font-size-complex="16pt"/>
    </style:style>
    <style:style style:name="P120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1de84" style:font-size-asian="16pt" style:font-size-complex="16pt"/>
    </style:style>
    <style:style style:name="P121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1169ba" style:font-size-asian="16pt" style:font-size-complex="16pt"/>
    </style:style>
    <style:style style:name="P122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1840f0" style:font-size-asian="16pt" style:font-size-complex="16pt"/>
    </style:style>
    <style:style style:name="P123" style:family="paragraph" style:parent-style-name="Standard">
      <style:paragraph-properties fo:margin-left="0.4925in" fo:margin-right="0in" fo:text-indent="0in" style:auto-text-indent="false"/>
      <style:text-properties fo:color="#000000" fo:font-size="14pt" fo:font-style="normal" style:text-underline-style="solid" style:text-underline-width="auto" style:text-underline-color="font-color" fo:font-weight="normal" officeooo:rsid="00005816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margin-left="0.4925in" fo:margin-right="0in" fo:text-indent="0in" style:auto-text-indent="false"/>
      <style:text-properties fo:color="#000000" fo:font-size="14pt" fo:font-style="normal" style:text-underline-style="solid" style:text-underline-width="auto" style:text-underline-color="font-color" fo:font-weight="normal" officeooo:rsid="00005816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none" fo:font-weight="normal" officeooo:rsid="0001de84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none" fo:font-weight="normal" officeooo:rsid="0004637a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none" fo:font-weight="normal" officeooo:rsid="0001de84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none" fo:font-weight="normal" officeooo:rsid="0004793e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solid" style:text-underline-width="auto" style:text-underline-color="font-color" fo:font-weight="normal" officeooo:rsid="001a0a07" officeooo:paragraph-rsid="001a0a07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style:paragraph-properties fo:margin-left="0.9846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af822" officeooo:paragraph-rsid="001af822" style:font-size-asian="16pt" style:font-style-asian="normal" style:font-weight-asian="bold" style:font-size-complex="16pt" style:font-style-complex="normal" style:font-weight-complex="bold"/>
    </style:style>
    <style:style style:name="P13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fo:font-style="normal" style:text-underline-style="solid" style:text-underline-width="auto" style:text-underline-color="font-color" fo:font-weight="bold" officeooo:rsid="001af822" officeooo:paragraph-rsid="001af822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margin-left="0.9846in" fo:margin-right="0in" fo:text-align="start" style:justify-single-word="false" fo:text-indent="0in" style:auto-text-indent="false" fo:break-before="page"/>
      <style:text-properties fo:font-size="16pt" fo:font-style="normal" style:text-underline-style="solid" style:text-underline-width="auto" style:text-underline-color="font-color" fo:font-weight="bold" officeooo:rsid="001af822" officeooo:paragraph-rsid="001af822" style:font-size-asian="16pt" style:font-style-asian="normal" style:font-weight-asian="bold" style:font-size-complex="16pt" style:font-style-complex="normal" style:font-weight-complex="bold"/>
    </style:style>
    <style:style style:name="P134" style:family="paragraph" style:parent-style-name="Standard">
      <style:text-properties fo:font-size="14pt" fo:font-style="normal" style:text-underline-style="none" fo:font-weight="normal" officeooo:rsid="001b2b45" officeooo:paragraph-rsid="001b2b45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b2b45" officeooo:paragraph-rsid="001b2b45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b2b45" officeooo:paragraph-rsid="001b2b45" style:font-size-asian="14pt" style:font-style-asian="normal" style:font-weight-asian="bold" style:font-size-complex="14pt" style:font-style-complex="normal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005816" officeooo:paragraph-rsid="001b2b45" style:font-size-asian="14pt" style:font-style-asian="italic" style:font-weight-asian="bold" style:font-size-complex="14pt" style:font-style-complex="italic" style:font-weight-complex="bold"/>
    </style:style>
    <style:style style:name="P138" style:family="paragraph" style:parent-style-name="Standard">
      <style:text-properties fo:font-size="12pt" fo:font-style="normal" style:text-underline-style="none" fo:font-weight="normal" officeooo:rsid="001b2b45" officeooo:paragraph-rsid="001b2b45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bold" officeooo:rsid="00005816" officeooo:paragraph-rsid="001b2b45" style:font-size-asian="14pt" style:font-style-asian="normal" style:font-weight-asian="bold" style:font-size-complex="14pt" style:font-style-complex="normal" style:font-weight-complex="bold"/>
    </style:style>
    <style:style style:name="P140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bold" officeooo:rsid="001be1fa" officeooo:paragraph-rsid="001be1fa" style:font-size-asian="14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1b2b45" officeooo:paragraph-rsid="001b2b45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1b2b45" officeooo:paragraph-rsid="001be1fa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1be1fa" officeooo:paragraph-rsid="001be1fa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style="italic" style:text-underline-style="none" fo:font-weight="bold" officeooo:rsid="00005816" officeooo:paragraph-rsid="001b2b45" style:font-size-asian="14pt" style:font-style-asian="italic" style:font-weight-asian="bold" style:font-size-complex="14pt" style:font-style-complex="italic" style:font-weight-complex="bold"/>
    </style:style>
    <style:style style:name="P145" style:family="paragraph" style:parent-style-name="Standard">
      <style:paragraph-properties fo:margin-left="0in" fo:margin-right="0in" fo:text-indent="0in" style:auto-text-indent="false"/>
      <style:text-properties fo:font-size="14pt" fo:font-style="italic" style:text-underline-style="solid" style:text-underline-width="auto" style:text-underline-color="font-color" fo:font-weight="bold" officeooo:rsid="001be1fa" officeooo:paragraph-rsid="001be1fa" style:font-size-asian="14pt" style:font-style-asian="italic" style:font-weight-asian="bold" style:font-size-complex="14pt" style:font-style-complex="italic" style:font-weight-complex="bold"/>
    </style:style>
    <style:style style:name="P146" style:family="paragraph" style:parent-style-name="Table_20_Contents">
      <style:text-properties fo:font-size="12pt" officeooo:rsid="001be1fa" officeooo:paragraph-rsid="001be1fa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none" style:font-size-asian="12.25pt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66093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officeooo:rsid="00066093" style:font-size-asian="12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10" style:family="text">
      <style:text-properties fo:font-size="12pt" fo:font-style="italic" style:text-underline-style="none" officeooo:rsid="00011310" style:font-size-asian="10.5pt" style:font-style-asian="italic" style:font-size-complex="12pt" style:font-style-complex="italic"/>
    </style:style>
    <style:style style:name="T11" style:family="text">
      <style:text-properties fo:font-size="12pt" fo:font-style="italic" style:text-underline-style="none" officeooo:rsid="00077f98" style:font-size-asian="10.5pt" style:font-style-asian="italic" style:font-size-complex="12pt" style:font-style-complex="italic"/>
    </style:style>
    <style:style style:name="T12" style:family="text">
      <style:text-properties fo:font-size="12pt" fo:font-style="italic" style:text-underline-style="none" officeooo:rsid="0008d69b" style:font-size-asian="10.5pt" style:font-style-asian="italic" style:font-size-complex="12pt" style:font-style-complex="italic"/>
    </style:style>
    <style:style style:name="T1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text-underline-style="none" officeooo:rsid="000d2780" style:font-size-asian="12pt" style:font-style-asian="italic" style:font-size-complex="12pt" style:font-style-complex="italic"/>
    </style:style>
    <style:style style:name="T15" style:family="text">
      <style:text-properties fo:font-size="12pt" fo:font-style="italic" style:text-underline-style="none" officeooo:rsid="001169ba" style:font-size-asian="12pt" style:font-style-asian="italic" style:font-size-complex="12pt" style:font-style-complex="italic"/>
    </style:style>
    <style:style style:name="T16" style:family="text">
      <style:text-properties fo:font-size="12pt" fo:font-style="italic" style:text-underline-style="none" officeooo:rsid="001353a8" style:font-size-asian="12pt" style:font-style-asian="italic" style:font-size-complex="12pt" style:font-style-complex="italic"/>
    </style:style>
    <style:style style:name="T17" style:family="text">
      <style:text-properties fo:font-size="12pt" fo:font-style="italic" style:text-underline-style="none" officeooo:rsid="001840f0" style:font-size-asian="12pt" style:font-style-asian="italic" style:font-size-complex="12pt" style:font-style-complex="italic"/>
    </style:style>
    <style:style style:name="T18" style:family="text">
      <style:text-properties fo:font-size="12pt" style:text-underline-style="none" style:font-size-asian="10.5pt" style:font-size-complex="12pt"/>
    </style:style>
    <style:style style:name="T19" style:family="text">
      <style:text-properties fo:font-size="12pt" style:text-underline-style="none" officeooo:rsid="00077f98" style:font-size-asian="10.5pt" style:font-size-complex="12pt"/>
    </style:style>
    <style:style style:name="T20" style:family="text">
      <style:text-properties fo:font-size="12pt" style:text-underline-style="none" officeooo:rsid="001be1fa" style:font-size-asian="10.5pt" style:font-size-complex="12pt"/>
    </style:style>
    <style:style style:name="T21" style:family="text">
      <style:text-properties style:font-size-asian="12.25pt"/>
    </style:style>
    <style:style style:name="T22" style:family="text">
      <style:text-properties officeooo:rsid="00011310" style:font-size-asian="12.25pt"/>
    </style:style>
    <style:style style:name="T23" style:family="text">
      <style:text-properties officeooo:rsid="0004637a" style:font-size-asian="12.25pt"/>
    </style:style>
    <style:style style:name="T24" style:family="text">
      <style:text-properties officeooo:rsid="000a9f71" style:font-size-asian="12.25pt"/>
    </style:style>
    <style:style style:name="T25" style:family="text">
      <style:text-properties officeooo:rsid="000e751e" style:font-size-asian="12.25pt"/>
    </style:style>
    <style:style style:name="T26" style:family="text">
      <style:text-properties officeooo:rsid="000fd82c" style:font-size-asian="12.25pt"/>
    </style:style>
    <style:style style:name="T27" style:family="text">
      <style:text-properties officeooo:rsid="0004793e" style:font-size-asian="12.25pt"/>
    </style:style>
    <style:style style:name="T28" style:family="text">
      <style:text-properties officeooo:rsid="00154692" style:font-size-asian="12.25pt"/>
    </style:style>
    <style:style style:name="T29" style:family="text">
      <style:text-properties officeooo:rsid="001644cb" style:font-size-asian="12.25pt"/>
    </style:style>
    <style:style style:name="T30" style:family="text">
      <style:text-properties officeooo:rsid="001a0a07" style:font-size-asian="12.25pt"/>
    </style:style>
    <style:style style:name="T31" style:family="text">
      <style:text-properties officeooo:rsid="001af822" style:font-size-asian="12.25pt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style:font-size-asian="12.25pt"/>
    </style:style>
    <style:style style:name="T34" style:family="text">
      <style:text-properties style:text-underline-style="none" officeooo:rsid="00011310" style:font-size-asian="12.25pt"/>
    </style:style>
    <style:style style:name="T35" style:family="text">
      <style:text-properties style:text-underline-style="none" officeooo:rsid="0002c32a" style:font-size-asian="12.25pt"/>
    </style:style>
    <style:style style:name="T36" style:family="text">
      <style:text-properties style:text-underline-style="none" officeooo:rsid="00066093" style:font-size-asian="12.25pt"/>
    </style:style>
    <style:style style:name="T37" style:family="text">
      <style:text-properties style:text-underline-style="none" officeooo:rsid="000a9f71" style:font-size-asian="12.25pt"/>
    </style:style>
    <style:style style:name="T38" style:family="text">
      <style:text-properties style:text-underline-style="none" officeooo:rsid="000d2780" style:font-size-asian="12.25pt"/>
    </style:style>
    <style:style style:name="T39" style:family="text">
      <style:text-properties style:text-underline-style="none" officeooo:rsid="001353a8" style:font-size-asian="12.25pt"/>
    </style:style>
    <style:style style:name="T40" style:family="text">
      <style:text-properties style:text-underline-style="none" officeooo:rsid="001840f0" style:font-size-asian="12.25pt"/>
    </style:style>
    <style:style style:name="T41" style:family="text">
      <style:text-properties style:text-underline-style="none" officeooo:rsid="001af822" style:font-size-asian="12.25pt"/>
    </style:style>
    <style:style style:name="T42" style:family="text">
      <style:text-properties officeooo:rsid="00011310"/>
    </style:style>
    <style:style style:name="T43" style:family="text">
      <style:text-properties officeooo:rsid="0004637a"/>
    </style:style>
    <style:style style:name="T44" style:family="text">
      <style:text-properties officeooo:rsid="0004793e"/>
    </style:style>
    <style:style style:name="T45" style:family="text">
      <style:text-properties officeooo:rsid="000a9f71"/>
    </style:style>
    <style:style style:name="T46" style:family="text">
      <style:text-properties officeooo:rsid="000c6070"/>
    </style:style>
    <style:style style:name="T47" style:family="text">
      <style:text-properties officeooo:rsid="000e751e"/>
    </style:style>
    <style:style style:name="T48" style:family="text">
      <style:text-properties officeooo:rsid="000fd82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09770a" style:font-weight-asian="bold" style:font-weight-complex="bold"/>
    </style:style>
    <style:style style:name="T51" style:family="text">
      <style:text-properties fo:font-weight="bold" officeooo:rsid="00011310" style:font-weight-asian="bold" style:font-weight-complex="bold"/>
    </style:style>
    <style:style style:name="T52" style:family="text">
      <style:text-properties fo:font-weight="bold" officeooo:rsid="0001de84" style:font-weight-asian="bold" style:font-weight-complex="bold"/>
    </style:style>
    <style:style style:name="T53" style:family="text">
      <style:text-properties fo:font-weight="bold" officeooo:rsid="000c6cad" style:font-weight-asian="bold" style:font-weight-complex="bold"/>
    </style:style>
    <style:style style:name="T54" style:family="text">
      <style:text-properties fo:font-weight="bold" officeooo:rsid="001169ba" style:font-weight-asian="bold" style:font-weight-complex="bold"/>
    </style:style>
    <style:style style:name="T55" style:family="text">
      <style:text-properties fo:font-weight="bold" officeooo:rsid="001840f0" style:font-weight-asian="bold" style:font-weight-complex="bold"/>
    </style:style>
    <style:style style:name="T56" style:family="text">
      <style:text-properties officeooo:rsid="00154692"/>
    </style:style>
    <style:style style:name="T57" style:family="text">
      <style:text-properties officeooo:rsid="001644cb"/>
    </style:style>
    <style:style style:name="T58" style:family="text">
      <style:text-properties officeooo:rsid="001af822"/>
    </style:style>
    <style:style style:name="T59" style:family="text">
      <style:text-properties officeooo:rsid="001b2b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Scenario</text:span><text:span text:style-name="T49">: haproxy_</text:span><text:span text:style-name="T51">layer7 </text:span><text:span text:style-name="T53">(VMs)</text:span></text:p>
      <text:p text:style-name="P1"/>
      <text:p text:style-name="P15"><text:span text:style-name="T1">Test:</text:span><text:span text:style-name="T32"> </text:span><text:span text:style-name="T13">ping -c 10000 -s 1472 -M do -i0 server-ip</text:span></text:p>
      <text:p text:style-name="P39">Results: </text:p>
      <text:p text:style-name="P71">RTT min/avg/max/mdev = 0.032/0.069/2.504/0.053 ms</text:p>
      <text:p text:style-name="P38"/>
      <text:p text:style-name="P8"><text:span text:style-name="T1">Test</text:span>: <text:span text:style-name="T7">ab -n 10000 -c 100 load-bal-ip:8080/thredds/fileServer/collection1/singleDataset.nc</text:span></text:p>
      <text:p text:style-name="P23"><text:span text:style-name="T5">­</text:span><text:span text:style-name="T21">Result</text:span><text:span text:style-name="T22">s</text:span><text:span text:style-name="T21">:</text:span></text:p>
      <text:p text:style-name="P83">Total time: 24.579 seconds</text:p>
      <text:p text:style-name="P83">Request/sec: 406.85 #/sec (mean)</text:p>
      <text:p text:style-name="P83">Time per request: 2.458 ms (mean)</text:p>
      <text:p text:style-name="P83">Tranfer rate: ~ 21844.74 Kbytes/s</text:p>
      <text:p text:style-name="P83"/>
      <text:p text:style-name="P83">Connection Times (ms)</text:p>
      <text:p text:style-name="P83"><text:s text:c="21"/>min <text:s/>mean <text:s/>[+/-sd] median <text:s text:c="2"/>max</text:p>
      <text:p text:style-name="P83">Connect: <text:s text:c="8"/>0 <text:s text:c="3"/>1 <text:s text:c="8"/>14.6 <text:s text:c="7"/>0 <text:s text:c="5"/>1020</text:p>
      <text:p text:style-name="P83">Processing: <text:s text:c="4"/>5 <text:s/>245 <text:s text:c="5"/>205.3 <text:s text:c="4"/>217 <text:s text:c="3"/>2356</text:p>
      <text:p text:style-name="P83">Waiting: <text:s text:c="9"/>3 <text:s/>183 <text:s text:c="6"/>208.0 <text:s text:c="2"/>131 <text:s text:c="3"/>2305</text:p>
      <text:p text:style-name="P83">Total: <text:s text:c="13"/>5 <text:s/>245 <text:s text:c="7"/>205.9 <text:s/>217 <text:s text:c="3"/>2356</text:p>
      <text:p text:style-name="P83"/>
      <text:p text:style-name="P83">Percentage of the requests served within a certain time (ms)</text:p>
      <text:p text:style-name="P83"><text:s text:c="2"/>50% <text:s text:c="3"/>217</text:p>
      <text:p text:style-name="P83"><text:s text:c="2"/>66% <text:s text:c="3"/>236</text:p>
      <text:p text:style-name="P83"><text:s text:c="2"/>75% <text:s text:c="3"/>253</text:p>
      <text:p text:style-name="P83"><text:s text:c="2"/>80% <text:s text:c="3"/>278</text:p>
      <text:p text:style-name="P83"><text:s text:c="2"/>90% <text:s text:c="3"/>384</text:p>
      <text:p text:style-name="P83"><text:s text:c="2"/>95% <text:s text:c="3"/>503</text:p>
      <text:p text:style-name="P83"><text:s text:c="2"/>98% <text:s text:c="3"/>721</text:p>
      <text:p text:style-name="P83"><text:s text:c="2"/>99% <text:s text:c="2"/>1187</text:p>
      <text:p text:style-name="P83"><text:s/>100% <text:s text:c="2"/>2356 (longest request)</text:p>
      <text:p text:style-name="P89"/>
      <text:p text:style-name="P26">Test:<text:span text:style-name="T4"> </text:span><text:span text:style-name="T11">siege -b -i -r 100 -c </text:span><text:span text:style-name="T12">25</text:span><text:span text:style-name="T10"> </text:span></text:p>
      <text:p text:style-name="P23"><text:span text:style-name="T21">Result</text:span><text:span text:style-name="T22">s</text:span><text:span text:style-name="T21">:</text:span></text:p>
      <text:p text:style-name="P71">Transactions:<text:tab/><text:tab/> <text:s text:c="7"/>8003 hits</text:p>
      <text:p text:style-name="P71">Availability:<text:tab/><text:tab/> <text:s text:c="5"/>100.00 %</text:p>
      <text:p text:style-name="P71">Elapsed time:<text:tab/><text:tab/> <text:s text:c="6"/>56.40 secs</text:p>
      <text:p text:style-name="P71">Data transferred:<text:tab/> <text:s text:c="6"/>54.94 MB</text:p>
      <text:p text:style-name="P71">Response time:<text:tab/><text:tab/> <text:s text:c="7"/>0.16 secs</text:p>
      <text:p text:style-name="P71">Transaction rate:<text:tab/> <text:s text:c="5"/>141.90 trans/sec</text:p>
      <text:p text:style-name="P71">Throughput:<text:tab/><text:tab/> <text:s text:c="7"/>0.97 MB/sec</text:p>
      <text:p text:style-name="P71">Concurrency:<text:tab/><text:tab/> <text:s text:c="6"/>22.73</text:p>
      <text:p text:style-name="P71">Successful transactions: <text:s text:c="7"/>8003</text:p>
      <text:p text:style-name="P71">Failed transactions:<text:tab/> <text:s text:c="10"/>0</text:p>
      <text:p text:style-name="P112"/>
      <text:p text:style-name="P112"/>
      <text:p text:style-name="P22"><text:soft-page-break/><text:span text:style-name="T21">Test:</text:span><text:span text:style-name="T33"> </text:span><text:span text:style-name="T9">iperf3 -c load-bal-ip</text:span></text:p>
      <text:p text:style-name="P22"><text:span text:style-name="T21">Result</text:span><text:span text:style-name="T22">s</text:span><text:span text:style-name="T21">:</text:span></text:p>
      <text:p text:style-name="P75">Bitrate: 2.36 Gbits/sec</text:p>
      <text:p text:style-name="P75">Retries: 159</text:p>
      <text:p text:style-name="P31"/>
      <text:p text:style-name="P22">Test: <text:span text:style-name="T9">nuttcp load-bal-ip</text:span></text:p>
      <text:p text:style-name="P22">Result<text:span text:style-name="T42">s</text:span>:</text:p>
      <text:p text:style-name="P63">Bitrate: 2.17 Gbits/sec</text:p>
      <text:p text:style-name="P31"/>
      <text:p text:style-name="P22"><text:span text:style-name="T21">Test: </text:span><text:span text:style-name="T3"><text:s/></text:span><text:span text:style-name="T9">iperf3 -c load-bal-ip -R</text:span></text:p>
      <text:p text:style-name="P31">Result<text:span text:style-name="T42">s</text:span>:</text:p>
      <text:p text:style-name="P75">Bitrate: 8.83 Gbits/sec</text:p>
      <text:p text:style-name="P75">Retries: 0</text:p>
      <text:p text:style-name="P75"/>
      <text:p text:style-name="P31"/>
      <text:p text:style-name="P22">Test:<text:span text:style-name="T4"> </text:span><text:span text:style-name="T9">nuttcp -r load-bal-ip</text:span></text:p>
      <text:p text:style-name="P22"><text:span text:style-name="T21">Result</text:span><text:span text:style-name="T22">s</text:span><text:span text:style-name="T21">:</text:span></text:p>
      <text:p text:style-name="P75">Bitrate: --</text:p>
      <text:p text:style-name="P31"/>
      <text:p text:style-name="P22">Test:<text:span text:style-name="T18"> </text:span><text:span text:style-name="T9">iperf3 -c server_ip</text:span></text:p>
      <text:p text:style-name="P22">Result<text:span text:style-name="T42">s</text:span>:</text:p>
      <text:p text:style-name="P71">Bitrate: 2.33 Gbits/sec</text:p>
      <text:p text:style-name="P71">Retries: 0</text:p>
      <text:p text:style-name="P22"/>
      <text:p text:style-name="P23">Test:<text:span text:style-name="T4"> </text:span><text:span text:style-name="T9">nuttcp </text:span><text:span text:style-name="T10">server</text:span><text:span text:style-name="T9">-ip</text:span></text:p>
      <text:p text:style-name="P23"><text:span text:style-name="T21">Result</text:span><text:span text:style-name="T22">s</text:span><text:span text:style-name="T21">:</text:span></text:p>
      <text:p text:style-name="P62"><text:span text:style-name="T21">Bitrate:</text:span><text:span text:style-name="T33"> 2.08 Gbits/sec</text:span></text:p>
      <text:p text:style-name="P34"/>
      <text:p text:style-name="P22">Test: <text:span text:style-name="T9">iperf3 -c server_ip -R</text:span></text:p>
      <text:p text:style-name="P22">Result<text:span text:style-name="T42">s</text:span>:</text:p>
      <text:p text:style-name="P72">Bitrate: 6.21 Gbits/sec</text:p>
      <text:p text:style-name="P72">Retries: 0</text:p>
      <text:p text:style-name="P22"/>
      <text:p text:style-name="P23">Test:<text:span text:style-name="T4"> </text:span><text:span text:style-name="T9">nuttcp -r </text:span><text:span text:style-name="T10">server</text:span><text:span text:style-name="T9">-ip</text:span></text:p>
      <text:p text:style-name="P23"><text:span text:style-name="T21">Result</text:span><text:span text:style-name="T22">s</text:span><text:span text:style-name="T21">:</text:span></text:p>
      <text:p text:style-name="P95">Bitrate: 6.26 Gbits/sec</text:p>
      <text:p text:style-name="P22"/>
      <text:p text:style-name="P120"><text:span text:style-name="T2">Scenario</text:span><text:span text:style-name="T49">: haproxy_</text:span><text:span text:style-name="T51">l</text:span><text:span text:style-name="T52">xd_containers</text:span></text:p>
      <text:p text:style-name="P2"/>
      <text:p text:style-name="P14"><text:span text:style-name="T1">Test:</text:span><text:span text:style-name="T32"> </text:span><text:span text:style-name="T13">ping -c 10000 -s 1472 -M do -i0 server-ip</text:span></text:p>
      <text:p text:style-name="P37">Results:</text:p>
      <text:p text:style-name="P81">RTT min/avg/max/mdev = 0.005/0.007/0.110/0.003 ms</text:p>
      <text:p text:style-name="P46"/>
      <text:p text:style-name="P9"><text:span text:style-name="T1">Test</text:span>: <text:span text:style-name="T7">ab -n 10000 -c 100 load-bal-ip:8080/thredds/fileServer/collection1/singleDataset.nc</text:span></text:p>
      <text:p text:style-name="P24"><text:span text:style-name="T5">­</text:span><text:span text:style-name="T21">Result</text:span><text:span text:style-name="T22">s</text:span><text:span text:style-name="T21">:</text:span></text:p>
      <text:p text:style-name="P51"><text:span text:style-name="T34">Total time: </text:span><text:span text:style-name="T35">5.777 secon</text:span><text:span text:style-name="T36">d</text:span><text:span text:style-name="T35">s</text:span></text:p>
      <text:p text:style-name="P51"><text:span text:style-name="T34">Request/sec: </text:span><text:span text:style-name="T35">1731.05</text:span><text:span text:style-name="T34"> #/sec (mean)</text:span></text:p>
      <text:p text:style-name="P56"><text:span text:style-name="T33">Time per request: </text:span><text:span text:style-name="T35">0.578</text:span><text:span text:style-name="T33"> ms (mean)</text:span></text:p>
      <text:p text:style-name="P56"><text:span text:style-name="T33">Tranfer rate: ~ </text:span><text:span text:style-name="T35">92944</text:span><text:span text:style-name="T33">.</text:span><text:span text:style-name="T35">02</text:span><text:span text:style-name="T33"> Kbytes/s</text:span></text:p>
      <text:p text:style-name="P84"/>
      <text:p text:style-name="P96">Connection Times (ms)</text:p>
      <text:p text:style-name="P96"><text:s text:c="20"/>min <text:s/>mean[+/-sd] median <text:s text:c="2"/>max</text:p>
      <text:p text:style-name="P96">Connect: <text:s text:c="8"/>0 <text:s text:c="3"/>0 <text:s text:c="8"/>0.3 <text:s text:c="6"/>0 <text:s text:c="10"/>6</text:p>
      <text:p text:style-name="P96">Processing: <text:s text:c="4"/>1 <text:s text:c="2"/>57 <text:s text:c="6"/>66.9 <text:s text:c="4"/>37 <text:s text:c="7"/>581</text:p>
      <text:p text:style-name="P96">Waiting: <text:s text:c="8"/>1 <text:s text:c="3"/>53 <text:s text:c="6"/>66.5 <text:s text:c="4"/>31 <text:s text:c="7"/>580</text:p>
      <text:p text:style-name="P96">Total: <text:s text:c="12"/>1 <text:s text:c="3"/>57 <text:s text:c="6"/>66.9 <text:s text:c="4"/>37 <text:s text:c="7"/>581</text:p>
      <text:p text:style-name="P96"/>
      <text:p text:style-name="P96">Percentage of the requests served within a certain time (ms)</text:p>
      <text:p text:style-name="P96"><text:s text:c="2"/>50% <text:s text:c="4"/>37</text:p>
      <text:p text:style-name="P96"><text:s text:c="2"/>66% <text:s text:c="4"/>51</text:p>
      <text:p text:style-name="P96"><text:s text:c="2"/>75% <text:s text:c="4"/>63</text:p>
      <text:p text:style-name="P96"><text:s text:c="2"/>80% <text:s text:c="4"/>75</text:p>
      <text:p text:style-name="P96"><text:s text:c="2"/>90% <text:s text:c="3"/>128</text:p>
      <text:p text:style-name="P96"><text:s text:c="2"/>95% <text:s text:c="3"/>192</text:p>
      <text:p text:style-name="P96"><text:s text:c="2"/>98% <text:s text:c="3"/>300</text:p>
      <text:p text:style-name="P96"><text:s text:c="2"/>99% <text:s text:c="3"/>353</text:p>
      <text:p text:style-name="P96"><text:s/>100% <text:s text:c="3"/>581 (longest request)</text:p>
      <text:p text:style-name="P90"/>
      <text:p text:style-name="P25">Test:<text:span text:style-name="T4"> </text:span><text:span text:style-name="T11">siege -b -i -r 100 -c 100</text:span></text:p>
      <text:p text:style-name="P24"><text:span text:style-name="T21">Result</text:span><text:span text:style-name="T22">s</text:span><text:span text:style-name="T21">:</text:span></text:p>
      <text:p text:style-name="P97">Transactions:<text:tab/><text:tab/> <text:s text:c="6"/>32024 hits</text:p>
      <text:p text:style-name="P97">Availability:<text:tab/><text:tab/> <text:s text:c="5"/>100.00 %</text:p>
      <text:p text:style-name="P97">Elapsed time:<text:tab/><text:tab/> <text:s text:c="6"/>49.36 secs</text:p>
      <text:p text:style-name="P97">Data transferred:<text:tab/> <text:s text:c="5"/>234.22 MB</text:p>
      <text:p text:style-name="P97">Response time:<text:tab/><text:tab/> <text:s text:c="7"/>0.14 secs</text:p>
      <text:p text:style-name="P97">Transaction rate:<text:tab/> <text:s text:c="5"/>648.78 trans/sec</text:p>
      <text:p text:style-name="P97">Throughput:<text:tab/><text:tab/> <text:s text:c="7"/>4.75 MB/sec</text:p>
      <text:p text:style-name="P97">Concurrency:<text:tab/><text:tab/> <text:s text:c="6"/>92.47</text:p>
      <text:p text:style-name="P97">Successful transactions: <text:s text:c="6"/>32024</text:p>
      <text:p text:style-name="P97">Failed transactions:<text:tab/> <text:s text:c="10"/>0</text:p>
      <text:p text:style-name="P113"/>
      <text:p text:style-name="P24"><text:span text:style-name="T21">Test:</text:span><text:span text:style-name="T33"> </text:span><text:span text:style-name="T9">iperf3 -c load-bal-ip</text:span></text:p>
      <text:p text:style-name="P24"><text:soft-page-break/><text:span text:style-name="T21">Result</text:span><text:span text:style-name="T22">s</text:span><text:span text:style-name="T21">:</text:span></text:p>
      <text:p text:style-name="P63"><text:span text:style-name="T21">Bitrate: </text:span><text:span text:style-name="T23">9.63</text:span><text:span text:style-name="T21"> Gbits/sec</text:span></text:p>
      <text:p text:style-name="P63"><text:span text:style-name="T21">Retries: </text:span><text:span text:style-name="T23">0</text:span></text:p>
      <text:p text:style-name="P32"/>
      <text:p text:style-name="P24">Test: <text:span text:style-name="T9">nuttcp load-bal-ip</text:span></text:p>
      <text:p text:style-name="P24">Result<text:span text:style-name="T42">s</text:span>:</text:p>
      <text:p text:style-name="P63">Bitrate: <text:span text:style-name="T44">8.01</text:span> Gbits/sec</text:p>
      <text:p text:style-name="P32"/>
      <text:p text:style-name="P24"><text:span text:style-name="T21">Test: </text:span><text:span text:style-name="T3"><text:s/></text:span><text:span text:style-name="T9">iperf3 -c load-bal-ip -R</text:span></text:p>
      <text:p text:style-name="P32">Result<text:span text:style-name="T42">s</text:span>:</text:p>
      <text:p text:style-name="P75">Bitrate: 8.8<text:span text:style-name="T43">7</text:span> Gbits/sec</text:p>
      <text:p text:style-name="P75">Retries: <text:span text:style-name="T43">1</text:span></text:p>
      <text:p text:style-name="P75"/>
      <text:p text:style-name="P32"/>
      <text:p text:style-name="P24">Test:<text:span text:style-name="T4"> </text:span><text:span text:style-name="T9">nuttcp -r load-bal-ip</text:span></text:p>
      <text:p text:style-name="P24"><text:span text:style-name="T21">Result</text:span><text:span text:style-name="T22">s</text:span><text:span text:style-name="T21">:</text:span></text:p>
      <text:p text:style-name="P75">Bitrate: --</text:p>
      <text:p text:style-name="P32"/>
      <text:p text:style-name="P24">Test:<text:span text:style-name="T18"> </text:span><text:span text:style-name="T9">iperf3 -c server_ip</text:span></text:p>
      <text:p text:style-name="P24">Result<text:span text:style-name="T42">s</text:span>:</text:p>
      <text:p text:style-name="P67">Bitrate: 40.7 Gbits/sec</text:p>
      <text:p text:style-name="P67">Retries: 0</text:p>
      <text:p text:style-name="P67"/>
      <text:p text:style-name="P24">Test:<text:span text:style-name="T4"> </text:span><text:span text:style-name="T9">nuttcp </text:span><text:span text:style-name="T10">server</text:span><text:span text:style-name="T9">-ip</text:span></text:p>
      <text:p text:style-name="P24"><text:span text:style-name="T21">Result</text:span><text:span text:style-name="T22">s</text:span><text:span text:style-name="T21">:</text:span></text:p>
      <text:p text:style-name="P100">Bitrate: 28.2 Gbits/sec</text:p>
      <text:p text:style-name="P32"/>
      <text:p text:style-name="P24">Test: <text:span text:style-name="T9">iperf3 -c server_ip -R</text:span></text:p>
      <text:p text:style-name="P24">Result<text:span text:style-name="T42">s</text:span>:</text:p>
      <text:p text:style-name="P67">Bitrate: 37.3 Gbits/sec</text:p>
      <text:p text:style-name="P67">Retries: 0</text:p>
      <text:p text:style-name="P24"/>
      <text:p text:style-name="P24">Test:<text:span text:style-name="T4"> </text:span><text:span text:style-name="T9">nuttcp -r </text:span><text:span text:style-name="T10">server</text:span><text:span text:style-name="T9">-ip</text:span></text:p>
      <text:p text:style-name="P24"><text:span text:style-name="T21">Result</text:span><text:span text:style-name="T22">s</text:span><text:span text:style-name="T21">:</text:span></text:p>
      <text:p text:style-name="P100">Bitrate: 27.65 Gbits/sec</text:p>
      <text:p text:style-name="P122"><text:span text:style-name="T2">Scenario</text:span><text:span text:style-name="T49">: </text:span><text:span text:style-name="T54">nginx</text:span><text:span text:style-name="T52"> </text:span><text:span text:style-name="T55">(VMs)</text:span></text:p>
      <text:p text:style-name="P6"/>
      <text:p text:style-name="P21"><text:span text:style-name="T1">Test:</text:span><text:span text:style-name="T32"> </text:span><text:span text:style-name="T13">ping -c 10000 -s 1472 -M do -i0 server-ip</text:span><text:span text:style-name="T15"> (FROM HOST)</text:span></text:p>
      <text:p text:style-name="P45">Results:</text:p>
      <text:p text:style-name="P110">RTT min/avg/max/mdev = 0.032/0.069/2.607/0.060 ms</text:p>
      <text:p text:style-name="P109"/>
      <text:p text:style-name="P21"><text:span text:style-name="T1">Test:</text:span><text:span text:style-name="T32"> </text:span><text:span text:style-name="T13">ping -c 10000 -s 1472 -M do -i0 server-ip</text:span><text:span text:style-name="T15"> (FROM </text:span><text:span text:style-name="T16">ANOTHER </text:span><text:span text:style-name="T17">VM</text:span><text:span text:style-name="T15">)</text:span></text:p>
      <text:p text:style-name="P45">Results:</text:p>
      <text:p text:style-name="P110">RTT min/avg/max/mdev = 0.072/0.152/3.441/0.110 ms</text:p>
      <text:p text:style-name="P50"/>
      <text:p text:style-name="P13"><text:span text:style-name="T1">Test</text:span>: <text:span text:style-name="T7">ab -n 10000 -c 100 load-bal-ip:8080/thredds/fileServer/collection1/singleDataset.nc</text:span></text:p>
      <text:p text:style-name="P30"><text:span text:style-name="T5">­</text:span><text:span text:style-name="T21">Result</text:span><text:span text:style-name="T22">s</text:span><text:span text:style-name="T21">:</text:span></text:p>
      <text:p text:style-name="P55"><text:span text:style-name="T34">Total time: </text:span><text:span text:style-name="T40">19.673</text:span><text:span text:style-name="T35"> secon</text:span><text:span text:style-name="T36">d</text:span><text:span text:style-name="T35">s</text:span></text:p>
      <text:p text:style-name="P55"><text:span text:style-name="T34">Request/sec: </text:span><text:span text:style-name="T40">508.32</text:span><text:span text:style-name="T34"> #/sec (mean)</text:span></text:p>
      <text:p text:style-name="P61"><text:span text:style-name="T33">Time per request:</text:span><text:span text:style-name="T40">1.96</text:span><text:span text:style-name="T39">7</text:span><text:span text:style-name="T33"> ms (mean)</text:span></text:p>
      <text:p text:style-name="P61"><text:span text:style-name="T33">Tranfer rate: </text:span><text:span text:style-name="T40">27290.28</text:span><text:span text:style-name="T39"> </text:span><text:span text:style-name="T33"><text:s/>Kbytes/s</text:span></text:p>
      <text:p text:style-name="P88"/>
      <text:p text:style-name="P110">Connection Times (ms)</text:p>
      <text:p text:style-name="P110"><text:s text:c="24"/>min <text:s/>mean[+/-sd] median <text:s text:c="2"/>max</text:p>
      <text:p text:style-name="P110">Connect: <text:s text:c="10"/>0 <text:s text:c="6"/>0 <text:s text:c="6"/>0.5 <text:s text:c="7"/>0 <text:s text:c="8"/>11</text:p>
      <text:p text:style-name="P110">Processing: <text:s text:c="6"/>6 <text:s text:c="4"/>195 <text:s text:c="3"/>66.5 <text:s text:c="4"/>189 <text:s text:c="6"/>693</text:p>
      <text:p text:style-name="P110">Waiting: <text:s text:c="11"/>5 <text:s text:c="4"/>192 <text:s text:c="3"/>64.9 <text:s text:c="4"/>187 <text:s text:c="6"/>692</text:p>
      <text:p text:style-name="P110">Total: <text:s text:c="15"/>6 <text:s text:c="4"/>196 <text:s text:c="3"/>66.4 <text:s text:c="4"/>189 <text:s text:c="7"/>693</text:p>
      <text:p text:style-name="P110"/>
      <text:p text:style-name="P110">Percentage of the requests served within a certain time (ms)</text:p>
      <text:p text:style-name="P110"><text:s text:c="2"/>50% <text:s text:c="3"/>189</text:p>
      <text:p text:style-name="P110"><text:s text:c="2"/>66% <text:s text:c="3"/>203</text:p>
      <text:p text:style-name="P110"><text:s text:c="2"/>75% <text:s text:c="3"/>213</text:p>
      <text:p text:style-name="P110"><text:s text:c="2"/>80% <text:s text:c="3"/>221</text:p>
      <text:p text:style-name="P110"><text:s text:c="2"/>90% <text:s text:c="3"/>261</text:p>
      <text:p text:style-name="P110"><text:s text:c="2"/>95% <text:s text:c="3"/>318</text:p>
      <text:p text:style-name="P110"><text:s text:c="2"/>98% <text:s text:c="3"/>389</text:p>
      <text:p text:style-name="P110"><text:s text:c="2"/>99% <text:s text:c="3"/>454</text:p>
      <text:p text:style-name="P110"><text:s/>100% <text:s text:c="3"/>693 (longest request)</text:p>
      <text:p text:style-name="P94"/>
      <text:p text:style-name="P30">Test:<text:span text:style-name="T4"> </text:span><text:span text:style-name="T11">siege -b -i -r 100 -c 100</text:span></text:p>
      <text:p text:style-name="P30"><text:span text:style-name="T21">Result</text:span><text:span text:style-name="T22">s</text:span><text:span text:style-name="T21">:</text:span></text:p>
      <text:p text:style-name="P111">Transactions:<text:tab/><text:tab/> <text:s text:c="7"/>7836 hits</text:p>
      <text:p text:style-name="P111">Availability:<text:tab/><text:tab/> <text:s text:c="5"/>100.00 %</text:p>
      <text:p text:style-name="P111">Elapsed time:<text:tab/><text:tab/> <text:s text:c="6"/>41.79 secs</text:p>
      <text:p text:style-name="P111">Data transferred:<text:tab/> <text:s text:c="6"/>58.96 MB</text:p>
      <text:p text:style-name="P111">Response time:<text:tab/><text:tab/> <text:s text:c="7"/>0.12 secs</text:p>
      <text:p text:style-name="P111">Transaction rate:<text:tab/> <text:s text:c="5"/>187.51 trans/sec</text:p>
      <text:p text:style-name="P111">Throughput:<text:tab/><text:tab/> <text:s text:c="7"/>1.41 MB/sec</text:p>
      <text:p text:style-name="P111">Concurrency:<text:tab/><text:tab/> <text:s text:c="6"/>22.09</text:p>
      <text:p text:style-name="P111"><text:soft-page-break/>Successful transactions: <text:s text:c="7"/>7836</text:p>
      <text:p text:style-name="P111">Failed transactions:<text:tab/> <text:s text:c="10"/>0</text:p>
      <text:p text:style-name="P117"/>
      <text:p text:style-name="P123"><text:span text:style-name="T21">Test:</text:span><text:span text:style-name="T33"> </text:span><text:span text:style-name="T9">iperf3 -c load-bal-ip</text:span></text:p>
      <text:p text:style-name="P123"><text:span text:style-name="T21">Result</text:span><text:span text:style-name="T22">s</text:span><text:span text:style-name="T21">:</text:span></text:p>
      <text:p text:style-name="P125"><text:span text:style-name="T21">Bitrate: </text:span><text:span text:style-name="T31">1.03</text:span><text:span text:style-name="T21"> Gbits/sec</text:span></text:p>
      <text:p text:style-name="P125"><text:span text:style-name="T21">Retries: </text:span><text:span text:style-name="T31">2</text:span></text:p>
      <text:p text:style-name="P124"/>
      <text:p text:style-name="P123">Test: <text:span text:style-name="T9">nuttcp load-bal-ip</text:span></text:p>
      <text:p text:style-name="P123">Result<text:span text:style-name="T42">s</text:span>:</text:p>
      <text:p text:style-name="P125">Bitrate: <text:span text:style-name="T58">0.97</text:span> Gbits/sec</text:p>
      <text:p text:style-name="P124"/>
      <text:p text:style-name="P123"><text:span text:style-name="T21">Test: </text:span><text:span text:style-name="T3"><text:s/></text:span><text:span text:style-name="T9">iperf3 -c load-bal-ip -R</text:span></text:p>
      <text:p text:style-name="P124">Result<text:span text:style-name="T42">s</text:span>:</text:p>
      <text:p text:style-name="P127">Bitrate: <text:span text:style-name="T58">1.20</text:span> Gbits/sec</text:p>
      <text:p text:style-name="P127">Retries: <text:span text:style-name="T58">0</text:span></text:p>
      <text:p text:style-name="P127"/>
      <text:p text:style-name="P124"/>
      <text:p text:style-name="P123">Test:<text:span text:style-name="T4"> </text:span><text:span text:style-name="T9">nuttcp -r load-bal-ip</text:span></text:p>
      <text:p text:style-name="P123"><text:span text:style-name="T21">Result</text:span><text:span text:style-name="T22">s</text:span><text:span text:style-name="T21">:</text:span></text:p>
      <text:p text:style-name="P127">Bitrate: --</text:p>
      <text:p text:style-name="P124"/>
      <text:p text:style-name="P123">Test:<text:span text:style-name="T18"> </text:span><text:span text:style-name="T9">iperf3 -c server_ip</text:span></text:p>
      <text:p text:style-name="P123">Result<text:span text:style-name="T42">s</text:span>:</text:p>
      <text:p text:style-name="P126">Bitrate: <text:span text:style-name="T58">2.84</text:span> Gbits/sec</text:p>
      <text:p text:style-name="P126">Retries: <text:span text:style-name="T58">153</text:span></text:p>
      <text:p text:style-name="P126"/>
      <text:p text:style-name="P123">Test:<text:span text:style-name="T4"> </text:span><text:span text:style-name="T9">nuttcp </text:span><text:span text:style-name="T10">server</text:span><text:span text:style-name="T9">-ip</text:span></text:p>
      <text:p text:style-name="P123"><text:span text:style-name="T21">Result</text:span><text:span text:style-name="T22">s</text:span><text:span text:style-name="T21">:</text:span></text:p>
      <text:p text:style-name="P128">Bitrate: 2.<text:span text:style-name="T58">53</text:span> Gbits/sec</text:p>
      <text:p text:style-name="P124"/>
      <text:p text:style-name="P123">Test: <text:span text:style-name="T9">iperf3 -c server_ip -R</text:span></text:p>
      <text:p text:style-name="P123">Result<text:span text:style-name="T42">s</text:span>:</text:p>
      <text:p text:style-name="P126">Bitrate: <text:span text:style-name="T58">8.07</text:span> Gbits/sec</text:p>
      <text:p text:style-name="P126">Retries: <text:span text:style-name="T56">1</text:span></text:p>
      <text:p text:style-name="P123"/>
      <text:p text:style-name="P123">Test:<text:span text:style-name="T4"> </text:span><text:span text:style-name="T9">nuttcp -r </text:span><text:span text:style-name="T10">server</text:span><text:span text:style-name="T9">-ip</text:span></text:p>
      <text:p text:style-name="P123"><text:span text:style-name="T21">Result</text:span><text:span text:style-name="T30">s:</text:span></text:p>
      <text:p text:style-name="P129"><text:span text:style-name="T33">Bitrate: </text:span><text:span text:style-name="T41">8.6 Gbits/sec</text:span></text:p>
      <text:p text:style-name="P121"><text:span text:style-name="T2">Scenario</text:span><text:span text:style-name="T49">: </text:span><text:span text:style-name="T54">nginx</text:span><text:span text:style-name="T49">_</text:span><text:span text:style-name="T51">l</text:span><text:span text:style-name="T52">xd_containers</text:span></text:p>
      <text:p text:style-name="P5"/>
      <text:p text:style-name="P19"><text:span text:style-name="T1">Test:</text:span><text:span text:style-name="T32"> </text:span><text:span text:style-name="T13">ping -c 10000 -s 1472 -M do -i0 server-ip</text:span><text:span text:style-name="T15"> (FROM HOST)</text:span></text:p>
      <text:p text:style-name="P43">Results:</text:p>
      <text:p text:style-name="P108">RTT min/avg/max/mdev = 0.005/0.008/0.107/0.003 ms</text:p>
      <text:p text:style-name="P108"/>
      <text:p text:style-name="P20"><text:span text:style-name="T1">Test:</text:span><text:span text:style-name="T32"> </text:span><text:span text:style-name="T13">ping -c 10000 -s 1472 -M do -i0 server-ip</text:span><text:span text:style-name="T15"> (FROM </text:span><text:span text:style-name="T16">ANOTHER CONTAINER</text:span><text:span text:style-name="T15">)</text:span></text:p>
      <text:p text:style-name="P44">Results:</text:p>
      <text:p text:style-name="P108">RTT min/avg/max/mdev = 0.005/0.008/0.257/0.004 ms</text:p>
      <text:p text:style-name="P49"/>
      <text:p text:style-name="P12"><text:span text:style-name="T1">Test</text:span>: <text:span text:style-name="T7">ab -n 10000 -c 100 load-bal-ip:8080/thredds/fileServer/collection1/singleDataset.nc</text:span></text:p>
      <text:p text:style-name="P29"><text:span text:style-name="T5">­</text:span><text:span text:style-name="T21">Result</text:span><text:span text:style-name="T22">s</text:span><text:span text:style-name="T21">:</text:span></text:p>
      <text:p text:style-name="P54"><text:span text:style-name="T34">Total time: </text:span><text:span text:style-name="T39">6.175</text:span><text:span text:style-name="T35"> secon</text:span><text:span text:style-name="T36">d</text:span><text:span text:style-name="T35">s</text:span></text:p>
      <text:p text:style-name="P54"><text:span text:style-name="T34">Request/sec: </text:span><text:span text:style-name="T39">1619.50</text:span><text:span text:style-name="T34"> #/sec (mean)</text:span></text:p>
      <text:p text:style-name="P60"><text:span text:style-name="T33">Time per request:</text:span><text:span text:style-name="T39">0.617</text:span><text:span text:style-name="T33"> ms (mean)</text:span></text:p>
      <text:p text:style-name="P60"><text:span text:style-name="T33">Tranfer rate: </text:span><text:span text:style-name="T39">86946.77 </text:span><text:span text:style-name="T33"><text:s/>Kbytes/s</text:span></text:p>
      <text:p text:style-name="P87"/>
      <text:p text:style-name="P108">Connection Times (ms)</text:p>
      <text:p text:style-name="P108"><text:s text:c="22"/>min <text:s/>mean[+/-sd] median <text:s text:c="2"/>max</text:p>
      <text:p text:style-name="P108">Connect: <text:s text:c="9"/>0 <text:s text:c="5"/>0 <text:s text:c="7"/>0.4 <text:s text:c="7"/>0 <text:s text:c="9"/>6</text:p>
      <text:p text:style-name="P108">Processing: <text:s text:c="4"/>1 <text:s text:c="5"/>61 <text:s text:c="5"/>58.0 <text:s text:c="4"/>46 <text:s text:c="7"/>611</text:p>
      <text:p text:style-name="P108">Waiting: <text:s text:c="9"/>0 <text:s text:c="4"/>60 <text:s text:c="6"/>57.7 <text:s text:c="4"/>45 <text:s text:c="7"/>611</text:p>
      <text:p text:style-name="P108">Total: <text:s text:c="14"/>1 <text:s text:c="4"/>61 <text:s text:c="5"/>58.0 <text:s text:c="4"/>46 <text:s text:c="7"/>611</text:p>
      <text:p text:style-name="P108"/>
      <text:p text:style-name="P108">Percentage of the requests served within a certain time (ms)</text:p>
      <text:p text:style-name="P108"><text:s text:c="2"/>50% <text:s text:c="4"/>46</text:p>
      <text:p text:style-name="P108"><text:s text:c="2"/>66% <text:s text:c="4"/>60</text:p>
      <text:p text:style-name="P108"><text:s text:c="2"/>75% <text:s text:c="4"/>72</text:p>
      <text:p text:style-name="P108"><text:s text:c="2"/>80% <text:s text:c="4"/>82</text:p>
      <text:p text:style-name="P108"><text:s text:c="2"/>90% <text:s text:c="3"/>120</text:p>
      <text:p text:style-name="P108"><text:s text:c="2"/>95% <text:s text:c="3"/>170</text:p>
      <text:p text:style-name="P108"><text:s text:c="2"/>98% <text:s text:c="3"/>267</text:p>
      <text:p text:style-name="P108"><text:s text:c="2"/>99% <text:s text:c="3"/>322</text:p>
      <text:p text:style-name="P108"><text:s/>100% <text:s text:c="3"/>611 (longest request)</text:p>
      <text:p text:style-name="P93"/>
      <text:p text:style-name="P29">Test:<text:span text:style-name="T4"> </text:span><text:span text:style-name="T11">siege -b -i -r 100 -c 100</text:span></text:p>
      <text:p text:style-name="P29"><text:span text:style-name="T21">Result</text:span><text:span text:style-name="T22">s</text:span><text:span text:style-name="T21">:</text:span></text:p>
      <text:p text:style-name="P108">Transactions:<text:tab/><text:tab/> <text:s text:c="6"/>31918 hits</text:p>
      <text:p text:style-name="P108">Availability:<text:tab/><text:tab/> <text:s text:c="5"/>100.00 %</text:p>
      <text:p text:style-name="P108">Elapsed time:<text:tab/><text:tab/> <text:s text:c="6"/>70.80 secs</text:p>
      <text:p text:style-name="P108">Data transferred:<text:tab/> <text:s text:c="5"/>232.88 MB</text:p>
      <text:p text:style-name="P108">Response time:<text:tab/><text:tab/> <text:s text:c="7"/>0.21 secs</text:p>
      <text:p text:style-name="P108">Transaction rate:<text:tab/> <text:s text:c="5"/>450.82 trans/sec</text:p>
      <text:p text:style-name="P108">Throughput:<text:tab/><text:tab/> <text:s text:c="7"/>3.29 MB/sec</text:p>
      <text:p text:style-name="P108">Concurrency:<text:tab/><text:tab/> <text:s text:c="6"/>95.87</text:p>
      <text:p text:style-name="P108"><text:soft-page-break/>Successful transactions: <text:s text:c="6"/>31918</text:p>
      <text:p text:style-name="P108">Failed transactions:<text:tab/> <text:s text:c="10"/>0</text:p>
      <text:p text:style-name="P116"/>
      <text:p text:style-name="P29"><text:span text:style-name="T21">Test:</text:span><text:span text:style-name="T33"> </text:span><text:span text:style-name="T9">iperf3 -c load-bal-ip</text:span></text:p>
      <text:p text:style-name="P29"><text:span text:style-name="T21">Result</text:span><text:span text:style-name="T22">s</text:span><text:span text:style-name="T21">:</text:span></text:p>
      <text:p text:style-name="P66"><text:span text:style-name="T21">Bitrate: </text:span><text:span text:style-name="T28">8.32</text:span><text:span text:style-name="T21"> Gbits/sec</text:span></text:p>
      <text:p text:style-name="P66"><text:span text:style-name="T21">Retries: </text:span><text:span text:style-name="T23">0</text:span></text:p>
      <text:p text:style-name="P36"/>
      <text:p text:style-name="P29">Test: <text:span text:style-name="T9">nuttcp load-bal-ip</text:span></text:p>
      <text:p text:style-name="P29">Result<text:span text:style-name="T42">s</text:span>:</text:p>
      <text:p text:style-name="P66">Bitrate: <text:span text:style-name="T56">9.01</text:span> Gbits/sec</text:p>
      <text:p text:style-name="P36"/>
      <text:p text:style-name="P29"><text:span text:style-name="T21">Test: </text:span><text:span text:style-name="T3"><text:s/></text:span><text:span text:style-name="T9">iperf3 -c load-bal-ip -R</text:span></text:p>
      <text:p text:style-name="P36">Result<text:span text:style-name="T42">s</text:span>:</text:p>
      <text:p text:style-name="P80">Bitrate: 8.<text:span text:style-name="T56">12</text:span> Gbits/sec</text:p>
      <text:p text:style-name="P80">Retries: <text:span text:style-name="T43">1</text:span></text:p>
      <text:p text:style-name="P80"/>
      <text:p text:style-name="P36"/>
      <text:p text:style-name="P29">Test:<text:span text:style-name="T4"> </text:span><text:span text:style-name="T9">nuttcp -r load-bal-ip</text:span></text:p>
      <text:p text:style-name="P29"><text:span text:style-name="T21">Result</text:span><text:span text:style-name="T22">s</text:span><text:span text:style-name="T21">:</text:span></text:p>
      <text:p text:style-name="P80">Bitrate: --</text:p>
      <text:p text:style-name="P36"/>
      <text:p text:style-name="P29">Test:<text:span text:style-name="T18"> </text:span><text:span text:style-name="T9">iperf3 -c server_ip</text:span></text:p>
      <text:p text:style-name="P29">Result<text:span text:style-name="T42">s</text:span>:</text:p>
      <text:p text:style-name="P70">Bitrate: 4<text:span text:style-name="T56">1</text:span>.<text:span text:style-name="T56">1</text:span> Gbits/sec</text:p>
      <text:p text:style-name="P70">Retries: 0</text:p>
      <text:p text:style-name="P70"/>
      <text:p text:style-name="P29">Test:<text:span text:style-name="T4"> </text:span><text:span text:style-name="T9">nuttcp </text:span><text:span text:style-name="T10">server</text:span><text:span text:style-name="T9">-ip</text:span></text:p>
      <text:p text:style-name="P29"><text:span text:style-name="T21">Result</text:span><text:span text:style-name="T22">s</text:span><text:span text:style-name="T21">:</text:span></text:p>
      <text:p text:style-name="P103">Bitrate: 28.<text:span text:style-name="T57">31</text:span> Gbits/sec</text:p>
      <text:p text:style-name="P36"/>
      <text:p text:style-name="P29">Test: <text:span text:style-name="T9">iperf3 -c server_ip -R</text:span></text:p>
      <text:p text:style-name="P29">Result<text:span text:style-name="T42">s</text:span>:</text:p>
      <text:p text:style-name="P70">Bitrate: 3<text:span text:style-name="T56">6</text:span>.<text:span text:style-name="T56">7</text:span> Gbits/sec</text:p>
      <text:p text:style-name="P70">Retries: <text:span text:style-name="T56">1</text:span></text:p>
      <text:p text:style-name="P29"/>
      <text:p text:style-name="P29">Test:<text:span text:style-name="T4"> </text:span><text:span text:style-name="T9">nuttcp -r </text:span><text:span text:style-name="T10">server</text:span><text:span text:style-name="T9">-ip</text:span></text:p>
      <text:p text:style-name="P29"><text:span text:style-name="T21">Result</text:span><text:span text:style-name="T22">s:</text:span></text:p>
      <text:p text:style-name="P74"><text:span text:style-name="T27">Bitrate: 2</text:span><text:span text:style-name="T29">8.16</text:span><text:span text:style-name="T27"> Gbits/sec</text:span></text:p>
      <text:p text:style-name="P119"><text:span text:style-name="T2">Scenario</text:span><text:span text:style-name="T49">: </text:span><text:span text:style-name="T50">lvs</text:span><text:span text:style-name="T49">_</text:span><text:span text:style-name="T51">l</text:span><text:span text:style-name="T53">ayer4 (VMs)</text:span></text:p>
      <text:p text:style-name="P4"/>
      <text:p text:style-name="P17"><text:span text:style-name="T1">Test:</text:span><text:span text:style-name="T32"> </text:span><text:span text:style-name="T13">ping -c 10000 -s 1472 -M do -i0 server-ip </text:span><text:span text:style-name="T14">(FROM HOST)</text:span></text:p>
      <text:p text:style-name="P41">Results:</text:p>
      <text:p text:style-name="P105">RTT min/avg/max/mdev = 0.035/0.068/1.730/0.054 ms</text:p>
      <text:p text:style-name="P105"/>
      <text:p text:style-name="P18"><text:span text:style-name="T1">Test:</text:span><text:span text:style-name="T32"> </text:span><text:span text:style-name="T13">ping -c 10000 -s 1472 -M do -i0 server-ip </text:span><text:span text:style-name="T14">(FROM ANOTHER VM)</text:span></text:p>
      <text:p text:style-name="P42">Results:</text:p>
      <text:p text:style-name="P106">RTT min/avg/max/mdev = 0.068/0.156/2.448/0.110 ms,</text:p>
      <text:p text:style-name="P48"/>
      <text:p text:style-name="P11"><text:span text:style-name="T1">Test</text:span>: <text:span text:style-name="T7">ab -n 10000 -c 100 load-bal-ip:8080/thredds/fileServer/collection1/singleDataset.nc</text:span></text:p>
      <text:p text:style-name="P28"><text:span text:style-name="T5">­</text:span><text:span text:style-name="T21">Result</text:span><text:span text:style-name="T22">s</text:span><text:span text:style-name="T21">:</text:span></text:p>
      <text:p text:style-name="P53"><text:span text:style-name="T34">Total time: </text:span><text:span text:style-name="T38">16.165</text:span><text:span text:style-name="T35"> secon</text:span><text:span text:style-name="T36">d</text:span><text:span text:style-name="T35">s</text:span></text:p>
      <text:p text:style-name="P53"><text:span text:style-name="T34">Request/sec: </text:span><text:span text:style-name="T38">618.60</text:span><text:span text:style-name="T34"> #/sec (mean)</text:span></text:p>
      <text:p text:style-name="P59"><text:span text:style-name="T33">Time per request: </text:span><text:span text:style-name="T38">1.617</text:span><text:span text:style-name="T33"> ms (mean)</text:span></text:p>
      <text:p text:style-name="P59"><text:span text:style-name="T33">Tranfer rate: </text:span><text:span text:style-name="T38">33214.20</text:span><text:span text:style-name="T33"> Kbytes/s</text:span></text:p>
      <text:p text:style-name="P86"/>
      <text:p text:style-name="P106">Connection Times (ms)</text:p>
      <text:p text:style-name="P106"><text:s text:c="23"/>min <text:s/>mean [+/-sd] median <text:s text:c="2"/>max</text:p>
      <text:p text:style-name="P106">Connect: <text:s text:c="8"/>0 <text:s text:c="8"/>0 <text:s text:c="5"/>0.6 <text:s text:c="8"/>0 <text:s text:c="9"/>8</text:p>
      <text:p text:style-name="P106">Processing: <text:s text:c="4"/>2 <text:s text:c="6"/>160 <text:s text:c="2"/>184.8 <text:s text:c="4"/>95 <text:s text:c="5"/>1129</text:p>
      <text:p text:style-name="P106">Waiting: <text:s text:c="9"/>1 <text:s text:c="6"/>118 <text:s text:c="2"/>121.4 <text:s text:c="4"/>80 <text:s text:c="6"/>919</text:p>
      <text:p text:style-name="P106">Total: <text:s text:c="13"/>3 <text:s text:c="6"/>161 <text:s text:c="2"/>184.9 <text:s text:c="4"/>96 <text:s text:c="5"/>1130</text:p>
      <text:p text:style-name="P106"/>
      <text:p text:style-name="P106">Percentage of the requests served within a certain time (ms)</text:p>
      <text:p text:style-name="P106"><text:s text:c="2"/>50% <text:s text:c="4"/>96</text:p>
      <text:p text:style-name="P106"><text:s text:c="2"/>66% <text:s text:c="3"/>178</text:p>
      <text:p text:style-name="P106"><text:s text:c="2"/>75% <text:s text:c="3"/>230</text:p>
      <text:p text:style-name="P106"><text:s text:c="2"/>80% <text:s text:c="3"/>267</text:p>
      <text:p text:style-name="P106"><text:s text:c="2"/>90% <text:s text:c="3"/>424</text:p>
      <text:p text:style-name="P106"><text:s text:c="2"/>95% <text:s text:c="3"/>577</text:p>
      <text:p text:style-name="P106"><text:s text:c="2"/>98% <text:s text:c="3"/>722</text:p>
      <text:p text:style-name="P106"><text:s text:c="2"/>99% <text:s text:c="3"/>804</text:p>
      <text:p text:style-name="P106"><text:s/>100% <text:s text:c="2"/>1130 (longest request)</text:p>
      <text:p text:style-name="P92"/>
      <text:p text:style-name="P28">Test:<text:span text:style-name="T4"> </text:span><text:span text:style-name="T11">siege -b -i -r 100 -c 100</text:span></text:p>
      <text:p text:style-name="P28"><text:span text:style-name="T21">Result</text:span><text:span text:style-name="T22">s</text:span><text:span text:style-name="T21">:</text:span></text:p>
      <text:p text:style-name="P107">Transactions:<text:tab/><text:tab/> <text:s text:c="7"/>7916 hits</text:p>
      <text:p text:style-name="P107">Availability:<text:tab/><text:tab/> <text:s text:c="5"/>100.00 %</text:p>
      <text:p text:style-name="P107">Elapsed time:<text:tab/><text:tab/> <text:s text:c="6"/>37.27 secs</text:p>
      <text:p text:style-name="P107">Data transferred:<text:tab/> <text:s text:c="6"/>57.86 MB</text:p>
      <text:p text:style-name="P107">Response time:<text:tab/><text:tab/> <text:s text:c="7"/>0.11 secs</text:p>
      <text:p text:style-name="P107">Transaction rate:<text:tab/> <text:s text:c="5"/>212.40 trans/sec</text:p>
      <text:p text:style-name="P107">Throughput:<text:tab/><text:tab/> <text:s text:c="7"/>1.55 MB/sec</text:p>
      <text:p text:style-name="P107">Concurrency:<text:tab/><text:tab/> <text:s text:c="6"/>22.40</text:p>
      <text:p text:style-name="P107"><text:soft-page-break/>Successful transactions: <text:s text:c="7"/>7916</text:p>
      <text:p text:style-name="P107">Failed transactions:<text:tab/> <text:s text:c="10"/>0</text:p>
      <text:p text:style-name="P99"/>
      <text:p text:style-name="P115"/>
      <text:p text:style-name="P28"><text:span text:style-name="T21">Test:</text:span><text:span text:style-name="T33"> </text:span><text:span text:style-name="T9">iperf3 -c load-bal-ip</text:span></text:p>
      <text:p text:style-name="P28"><text:span text:style-name="T21">Result</text:span><text:span text:style-name="T22">s</text:span><text:span text:style-name="T21">:</text:span></text:p>
      <text:p text:style-name="P65"><text:span text:style-name="T21">Bitrate: </text:span><text:span text:style-name="T25">1.59</text:span><text:span text:style-name="T21"> Gbits/sec</text:span></text:p>
      <text:p text:style-name="P65"><text:span text:style-name="T21">Retries: </text:span><text:span text:style-name="T25">669</text:span></text:p>
      <text:p text:style-name="P35"/>
      <text:p text:style-name="P28">Test: <text:span text:style-name="T9">nuttcp load-bal-ip</text:span></text:p>
      <text:p text:style-name="P28">Result<text:span text:style-name="T42">s</text:span>:</text:p>
      <text:p text:style-name="P65">Bitrate: <text:span text:style-name="T48">1.50</text:span> Gbits/sec</text:p>
      <text:p text:style-name="P35"/>
      <text:p text:style-name="P28"><text:span text:style-name="T21">Test: </text:span><text:span text:style-name="T3"><text:s/></text:span><text:span text:style-name="T9">iperf3 -c load-bal-ip -R</text:span></text:p>
      <text:p text:style-name="P35">Result<text:span text:style-name="T42">s</text:span>:</text:p>
      <text:p text:style-name="P79">Bitrate: <text:span text:style-name="T47">3.62 Gbits/sec</text:span></text:p>
      <text:p text:style-name="P78">Retries: <text:span text:style-name="T46">0</text:span></text:p>
      <text:p text:style-name="P78"/>
      <text:p text:style-name="P35"/>
      <text:p text:style-name="P28">Test:<text:span text:style-name="T4"> </text:span><text:span text:style-name="T9">nuttcp -r load-bal-ip</text:span></text:p>
      <text:p text:style-name="P28"><text:span text:style-name="T21">Result</text:span><text:span text:style-name="T22">s</text:span><text:span text:style-name="T21">:</text:span></text:p>
      <text:p text:style-name="P65"><text:span text:style-name="T21">Bitrate: </text:span><text:span text:style-name="T26">5.26</text:span><text:span text:style-name="T24"> Gbits/sec</text:span></text:p>
      <text:p text:style-name="P35"/>
      <text:p text:style-name="P28">Test:<text:span text:style-name="T18"> </text:span><text:span text:style-name="T9">iperf3 -c server_ip</text:span></text:p>
      <text:p text:style-name="P28">Result<text:span text:style-name="T42">s</text:span>:</text:p>
      <text:p text:style-name="P69">Bitrate: <text:span text:style-name="T47">2.19</text:span> Gbits/sec</text:p>
      <text:p text:style-name="P69">Retries: 0</text:p>
      <text:p text:style-name="P69"/>
      <text:p text:style-name="P28">Test:<text:span text:style-name="T4"> </text:span><text:span text:style-name="T9">nuttcp </text:span><text:span text:style-name="T10">server</text:span><text:span text:style-name="T9">-ip</text:span></text:p>
      <text:p text:style-name="P28"><text:span text:style-name="T21">Result</text:span><text:span text:style-name="T22">s</text:span><text:span text:style-name="T21">:</text:span></text:p>
      <text:p text:style-name="P102">Bitrate: <text:span text:style-name="T48">1.97</text:span> Gbits/sec</text:p>
      <text:p text:style-name="P35"/>
      <text:p text:style-name="P28">Test: <text:span text:style-name="T9">iperf3 -c server_ip -R</text:span></text:p>
      <text:p text:style-name="P28">Result<text:span text:style-name="T42">s</text:span>:</text:p>
      <text:p text:style-name="P69">Bitrate: <text:span text:style-name="T48">6.91</text:span> Gbits/sec</text:p>
      <text:p text:style-name="P69">Retries: 0</text:p>
      <text:p text:style-name="P28"/>
      <text:p text:style-name="P28">Test:<text:span text:style-name="T4"> </text:span><text:span text:style-name="T9">nuttcp -r </text:span><text:span text:style-name="T10">server</text:span><text:span text:style-name="T9">-ip</text:span></text:p>
      <text:p text:style-name="P28"><text:span text:style-name="T21">Result</text:span><text:span text:style-name="T22">s</text:span><text:span text:style-name="T21">:</text:span></text:p>
      <text:p text:style-name="P73">Bitrate: <text:span text:style-name="T48">5.57</text:span> Gbits/sec</text:p>
      <text:p text:style-name="P118"><text:span text:style-name="T2">Scenario</text:span><text:span text:style-name="T49">: </text:span><text:span text:style-name="T50">lvs</text:span><text:span text:style-name="T49">_</text:span><text:span text:style-name="T51">l</text:span><text:span text:style-name="T52">xd_containers</text:span></text:p>
      <text:p text:style-name="P3"/>
      <text:p text:style-name="P16"><text:span text:style-name="T1">Test:</text:span><text:span text:style-name="T32"> </text:span><text:span text:style-name="T13">ping -c 10000 -s 1472 -M do -i0 server-ip</text:span></text:p>
      <text:p text:style-name="P40">Results:</text:p>
      <text:p text:style-name="P82">RTT min/avg/max/mdev = 0.005/0.007/0.110/0.003 ms</text:p>
      <text:p text:style-name="P47"/>
      <text:p text:style-name="P10"><text:span text:style-name="T1">Test</text:span>: <text:span text:style-name="T7">ab -n 10000 -c 100 load-bal-ip:8080/thredds/fileServer/collection1/singleDataset.nc</text:span></text:p>
      <text:p text:style-name="P27"><text:span text:style-name="T5">­</text:span><text:span text:style-name="T21">Result</text:span><text:span text:style-name="T22">s</text:span><text:span text:style-name="T21">:</text:span></text:p>
      <text:p text:style-name="P52"><text:span text:style-name="T34">Total time: </text:span><text:span text:style-name="T35">5.</text:span><text:span text:style-name="T37">650</text:span><text:span text:style-name="T35"> secon</text:span><text:span text:style-name="T36">d</text:span><text:span text:style-name="T35">s</text:span></text:p>
      <text:p text:style-name="P52"><text:span text:style-name="T34">Request/sec: </text:span><text:span text:style-name="T35">17</text:span><text:span text:style-name="T37">70</text:span><text:span text:style-name="T35">.05</text:span><text:span text:style-name="T34"> #/sec (mean)</text:span></text:p>
      <text:p text:style-name="P57"><text:span text:style-name="T33">Time per request: </text:span><text:span text:style-name="T35">0.5</text:span><text:span text:style-name="T37">65</text:span><text:span text:style-name="T33"> ms (mean)</text:span></text:p>
      <text:p text:style-name="P58"><text:span text:style-name="T33">Tranfer rate: </text:span><text:span text:style-name="T37">95038.05</text:span><text:span text:style-name="T33"> Kbytes/s</text:span></text:p>
      <text:p text:style-name="P85"/>
      <text:p text:style-name="P104">Connection Times (ms)</text:p>
      <text:p text:style-name="P104"><text:s text:c="21"/>min <text:s/>mean[+/-sd] median <text:s text:c="2"/>max</text:p>
      <text:p text:style-name="P104">Connect: <text:s text:c="8"/>0 <text:s text:c="6"/>0 <text:s text:c="5"/>0.5 <text:s text:c="7"/>0 <text:s text:c="9"/>10</text:p>
      <text:p text:style-name="P104">Processing: <text:s text:c="4"/>1 <text:s text:c="5"/>56 <text:s text:c="3"/>64.8 <text:s text:c="5"/>32 <text:s text:c="7"/>594</text:p>
      <text:p text:style-name="P104">Waiting: <text:s text:c="9"/>1 <text:s text:c="5"/>41 <text:s text:c="3"/>49.8 <text:s text:c="5"/>24 <text:s text:c="7"/>533</text:p>
      <text:p text:style-name="P104">Total: <text:s text:c="13"/>1 <text:s text:c="5"/>56 <text:s text:c="3"/>64.8 <text:s text:c="5"/>32 <text:s text:c="7"/>594</text:p>
      <text:p text:style-name="P104"/>
      <text:p text:style-name="P104">Percentage of the requests served within a certain time (ms)</text:p>
      <text:p text:style-name="P104"><text:s text:c="2"/>50% <text:s text:c="4"/>32</text:p>
      <text:p text:style-name="P104"><text:s text:c="2"/>66% <text:s text:c="4"/>52</text:p>
      <text:p text:style-name="P104"><text:s text:c="2"/>75% <text:s text:c="4"/>73</text:p>
      <text:p text:style-name="P104"><text:s text:c="2"/>80% <text:s text:c="4"/>90</text:p>
      <text:p text:style-name="P104"><text:s text:c="2"/>90% <text:s text:c="3"/>141</text:p>
      <text:p text:style-name="P104"><text:s text:c="2"/>95% <text:s text:c="3"/>196</text:p>
      <text:p text:style-name="P104"><text:s text:c="2"/>98% <text:s text:c="3"/>255</text:p>
      <text:p text:style-name="P104"><text:s text:c="2"/>99% <text:s text:c="3"/>303</text:p>
      <text:p text:style-name="P104"><text:s/>100% <text:s text:c="3"/>594 (longest request)</text:p>
      <text:p text:style-name="P91"/>
      <text:p text:style-name="P27">Test:<text:span text:style-name="T4"> </text:span><text:span text:style-name="T11">siege -b -i -r 100 -c 100</text:span></text:p>
      <text:p text:style-name="P27"><text:span text:style-name="T21">Result</text:span><text:span text:style-name="T22">s</text:span><text:span text:style-name="T21">:</text:span></text:p>
      <text:p text:style-name="P98">Transactions:<text:tab/><text:tab/> <text:s text:c="6"/>32024 hits</text:p>
      <text:p text:style-name="P98">Availability:<text:tab/><text:tab/> <text:s text:c="5"/>100.00 %</text:p>
      <text:p text:style-name="P98">Elapsed time:<text:tab/><text:tab/> <text:s text:c="6"/>49.36 secs</text:p>
      <text:p text:style-name="P98">Data transferred:<text:tab/> <text:s text:c="5"/>234.22 MB</text:p>
      <text:p text:style-name="P98">Response time:<text:tab/><text:tab/> <text:s text:c="7"/>0.14 secs</text:p>
      <text:p text:style-name="P98">Transaction rate:<text:tab/> <text:s text:c="5"/>648.78 trans/sec</text:p>
      <text:p text:style-name="P98">Throughput:<text:tab/><text:tab/> <text:s text:c="7"/>4.75 MB/sec</text:p>
      <text:p text:style-name="P98">Concurrency:<text:tab/><text:tab/> <text:s text:c="6"/>92.47</text:p>
      <text:p text:style-name="P98">Successful transactions: <text:s text:c="6"/>32024</text:p>
      <text:p text:style-name="P98">Failed transactions:<text:tab/> <text:s text:c="10"/>0</text:p>
      <text:p text:style-name="P98"/>
      <text:p text:style-name="P114"/>
      <text:p text:style-name="P27"><text:soft-page-break/><text:span text:style-name="T21">Test:</text:span><text:span text:style-name="T33"> </text:span><text:span text:style-name="T9">iperf3 -c load-bal-ip</text:span></text:p>
      <text:p text:style-name="P27"><text:span text:style-name="T21">Result</text:span><text:span text:style-name="T22">s</text:span><text:span text:style-name="T21">:</text:span></text:p>
      <text:p text:style-name="P64"><text:span text:style-name="T21">Bitrate: </text:span><text:span text:style-name="T24">27.7</text:span><text:span text:style-name="T21"> Gbits/sec</text:span></text:p>
      <text:p text:style-name="P64"><text:span text:style-name="T21">Retries: </text:span><text:span text:style-name="T24">394</text:span></text:p>
      <text:p text:style-name="P33"/>
      <text:p text:style-name="P27">Test: <text:span text:style-name="T9">nuttcp load-bal-ip</text:span></text:p>
      <text:p text:style-name="P27">Result<text:span text:style-name="T42">s</text:span>:</text:p>
      <text:p text:style-name="P64">Bitrate: <text:span text:style-name="T45">20.75</text:span> Gbits/sec</text:p>
      <text:p text:style-name="P33"/>
      <text:p text:style-name="P27"><text:span text:style-name="T21">Test: </text:span><text:span text:style-name="T3"><text:s/></text:span><text:span text:style-name="T9">iperf3 -c load-bal-ip -R</text:span></text:p>
      <text:p text:style-name="P33">Result<text:span text:style-name="T42">s</text:span>:</text:p>
      <text:p text:style-name="P77">Bitrate: <text:span text:style-name="T46">35.8 Gbits/sec</text:span></text:p>
      <text:p text:style-name="P76">Retries: <text:span text:style-name="T46">0</text:span></text:p>
      <text:p text:style-name="P76"/>
      <text:p text:style-name="P33"/>
      <text:p text:style-name="P27">Test:<text:span text:style-name="T4"> </text:span><text:span text:style-name="T9">nuttcp -r load-bal-ip</text:span></text:p>
      <text:p text:style-name="P27"><text:span text:style-name="T21">Result</text:span><text:span text:style-name="T22">s</text:span><text:span text:style-name="T21">:</text:span></text:p>
      <text:p text:style-name="P64"><text:span text:style-name="T21">Bitrate: </text:span><text:span text:style-name="T24">26.51 Gbits/sec</text:span></text:p>
      <text:p text:style-name="P33"/>
      <text:p text:style-name="P27">Test:<text:span text:style-name="T18"> </text:span><text:span text:style-name="T9">iperf3 -c server_ip</text:span></text:p>
      <text:p text:style-name="P27">Result<text:span text:style-name="T42">s</text:span>:</text:p>
      <text:p text:style-name="P68">Bitrate: 40.7 Gbits/sec</text:p>
      <text:p text:style-name="P68">Retries: 0</text:p>
      <text:p text:style-name="P68"/>
      <text:p text:style-name="P27">Test:<text:span text:style-name="T4"> </text:span><text:span text:style-name="T9">nuttcp </text:span><text:span text:style-name="T10">server</text:span><text:span text:style-name="T9">-ip</text:span></text:p>
      <text:p text:style-name="P27"><text:span text:style-name="T21">Result</text:span><text:span text:style-name="T22">s</text:span><text:span text:style-name="T21">:</text:span></text:p>
      <text:p text:style-name="P101">Bitrate: 28.2 Gbits/sec</text:p>
      <text:p text:style-name="P33"/>
      <text:p text:style-name="P27">Test: <text:span text:style-name="T9">iperf3 -c server_ip -R</text:span></text:p>
      <text:p text:style-name="P27">Result<text:span text:style-name="T42">s</text:span>:</text:p>
      <text:p text:style-name="P68">Bitrate: 37.3 Gbits/sec</text:p>
      <text:p text:style-name="P68">Retries: 0</text:p>
      <text:p text:style-name="P27"/>
      <text:p text:style-name="P27">Test:<text:span text:style-name="T4"> </text:span><text:span text:style-name="T9">nuttcp -r </text:span><text:span text:style-name="T10">server</text:span><text:span text:style-name="T9">-ip</text:span></text:p>
      <text:p text:style-name="P27"><text:span text:style-name="T21">Result</text:span><text:span text:style-name="T22">s</text:span><text:span text:style-name="T21">:</text:span></text:p>
      <text:p text:style-name="P101">Bitrate: 27.65 Gbits/sec</text:p>
      <text:p text:style-name="P133">Annex: Tests <text:span text:style-name="T59">&amp; Co</text:span>mmands explanation</text:p>
      <text:p text:style-name="P131"/>
      <text:p text:style-name="P132"/>
      <text:p text:style-name="P136"><text:span text:style-name="T8">ping -c 10000 -s 1472 -M do -i0 server-ip</text:span></text:p>
      <text:p text:style-name="P135"><text:span text:style-name="T8"/></text:p>
      <text:p text:style-name="P135"><text:span text:style-name="T6">S</text:span><text:span text:style-name="T5">ends 10,000 echo requests of maximum size with no fragmentation (1472 bytes) and no interval between them. As a result we obtain the Round Trip Time.</text:span></text:p>
      <text:p text:style-name="P135"><text:span text:style-name="T5"/></text:p>
      <text:p text:style-name="P137"><text:span text:style-name="T5"/></text:p>
      <text:p text:style-name="P144"><text:span text:style-name="T5">ab -n 10000 -c 100 load-bal-ip:8080/thredds/fileServer/collection1/singleDataset.nc</text:span></text:p>
      <text:p text:style-name="P134"/>
      <text:p text:style-name="P138">Performs 10,000 HTTP GET requests to the specified URL with the concurrency level specified by the -c option (i.e. in this case, 100 concurrent users performing each of them 100 consecutive requests). Most important results is #requests/second.</text:p>
      <text:p text:style-name="P138"/>
      <text:p text:style-name="P138"/>
      <text:p text:style-name="P139"><text:span text:style-name="T11">siege -b -i -r 100 -c 100</text:span></text:p>
      <text:p text:style-name="P139"><text:span text:style-name="T11"/></text:p>
      <text:p text:style-name="P141"><text:span text:style-name="T19">T</text:span><text:span text:style-name="T18">he number of concurrent users specified by the -c parameter perform the number of requests specified by the -r parameter (each of them). Option -b means benchmark mode which equals to zero seconds the interval between requests. -i option means Internet mode, hitting several URLs randomly amongst the URLs specified in a file located by default in /usr/local/etc/urls.txt</text:span></text:p>
      <text:p text:style-name="P141"><text:span text:style-name="T18">In this case this file contains the following URLs:</text:span></text:p>
      <text:p text:style-name="P141"><text:span text:style-name="T18"/></text:p>
      <table:table table:name="urls.txt" table:style-name="urls.txt">
        <table:table-column table:style-name="urls.txt.A"/>
        <table:table-row>
          <table:table-cell table:style-name="urls.txt.A1" office:value-type="string">
            <text:p text:style-name="P146">http://load-bal-ip:8080/thredds/catalog.html</text:p>
            <text:p text:style-name="P146">http://load-bal-ip:8080/thredds/collection1/catalog.html</text:p>
            <text:p text:style-name="P146">http://load-bal-ip:8080/thredds/collection1/sibling.html</text:p>
            <text:p text:style-name="P146">http://load-bal-ip:8080/thredds/collection1/sibling.html?dataset=Dataset%201.1</text:p>
            <text:p text:style-name="P146">http://load-bal-ip:8080/thredds/fileServer/collection1/singleDataset.nc</text:p>
            <text:p text:style-name="P146">http://load-bal-ip:8080/thredds/dodsC/collection1/singleDataset.nc.html</text:p>
            <text:p text:style-name="P146">http://load-bal-ip:8080/thredds/ncss/collection1/singleDataset.nc/dataset.html</text:p>
            <text:p text:style-name="P146">http://load-bal-ip:8080/thredds/fileServer/collection1/singleDataset.nc</text:p>
            <text:p text:style-name="P146">http://load-bal-ip:8080/thredds/dodsC/collection1/singleDataset.nc.html</text:p>
            <text:p text:style-name="P146">http://load-bal-ip:8080/thredds/ncss/collection1/singleDataset.nc/dataset.html</text:p>
            <text:p text:style-name="P146">http://load-bal-ip:8080/thredds/collection2/catalog.html</text:p>
            <text:p text:style-name="P146">http://load-bal-ip:8080/thredds/collection2/subcatalog/subcatalog.html</text:p>
            <text:p text:style-name="P146">http://load-bal-ip:8080/thredds/collection2/subcatalog/subcatalog.html?dataset=Dataset%201.1</text:p>
          </table:table-cell>
        </table:table-row>
      </table:table>
      <text:p text:style-name="P142"><text:span text:style-name="T20"/></text:p>
      <text:p text:style-name="P143"><text:span text:style-name="T18">Siege accounts every request, including 301 Redirects and all items the page contains (.gif, css…) so that’s why the total number of requests doesn’t add up as concurrency X requests/user. Again, the most important result is the transaction rate.</text:span></text:p>
      <text:p text:style-name="P143"><text:span text:style-name="T18"/></text:p>
      <text:p text:style-name="P145"><text:span text:style-name="T18">iperf3 -c {dest-ip} [-R]</text:span></text:p>
      <text:p text:style-name="P145"><text:span text:style-name="T18"/></text:p>
      <text:p text:style-name="P143"><text:span text:style-name="T18">This command performs a bandwidth test between the host and {dest-ip} to achieve maximum bandwidth available. With the -R option the test is performed on reverse mode ({dest-ip} → host ). Bandwidth and loss rate are the important results here.</text:span></text:p>
      <text:p text:style-name="P143"><text:span text:style-name="T18"/></text:p>
      <text:p text:style-name="P140"><text:span text:style-name="T18">nuttcp -r {dest-ip}</text:span></text:p>
      <text:p text:style-name="P140"><text:span text:style-name="T18"/></text:p>
      <text:p text:style-name="P143"><text:span text:style-name="T18">Pretty much the same can be told about nuttcp as it has been said about iperf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hatch-solid="false" draw:fill-image-width="0in" draw:fill-image-height="0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54:50.221256547</meta:creation-date>
    <dc:date>2018-08-29T09:57:30.509033621</dc:date>
    <meta:editing-duration>PT1H5M58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3" meta:paragraph-count="431" meta:word-count="1656" meta:character-count="13021" meta:non-whitespace-character-count="10195"/>
  </office:meta>
</office:document-meta>
</file>